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fsetAttribu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Attribute.setStart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Attribute.setEnd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Attribute.equals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ffsetAttribute.end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Attribute.copyTo( Attribute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fsetAttribute.start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ffsetAttribut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ffsetAttribu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